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_20__28_Rounded_29_" svg:stroke-width="0.018cm" svg:stroke-color="#000000" draw:marker-start-width="0.227cm" draw:marker-end-width="0.227cm" svg:stroke-linecap="round" draw:fill-color="#ffffff" draw:textarea-horizontal-align="justify" draw:textarea-vertical-align="middle" draw:auto-grow-height="false" fo:min-height="3.542cm" fo:min-width="0cm" fo:padding-top="0.134cm" fo:padding-bottom="0.134cm" fo:padding-left="0.259cm" fo:padding-right="0.259cm" loext:decorative="false"/>
    </style:style>
    <style:style style:name="gr2" style:family="graphic" style:parent-style-name="standard">
      <style:graphic-properties draw:stroke="dash" draw:stroke-dash="Long_20_Dot" svg:stroke-width="0.035cm" svg:stroke-color="#000000" draw:marker-start-width="0.252cm" draw:marker-end-width="0.252cm" svg:stroke-linecap="butt" draw:fill-color="#ffffff" draw:textarea-horizontal-align="justify" draw:textarea-vertical-align="middle" draw:auto-grow-height="false" fo:min-height="0.987cm" fo:min-width="1.371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draw:stroke="dash" draw:stroke-dash="Long_20_Dot" svg:stroke-width="0.018cm" svg:stroke-color="#b2b2b2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dash" draw:stroke-dash="Dot_20__28_Rounded_29_" svg:stroke-width="0.018cm" svg:stroke-color="#cccccc" draw:marker-start-width="0.227cm" draw:marker-end-width="0.227cm" svg:stroke-linecap="round" draw:fill-color="#ffffff" draw:textarea-horizontal-align="justify" draw:textarea-vertical-align="middle" draw:auto-grow-height="false" fo:min-height="1.002cm" fo:min-width="0.117cm" fo:padding-top="0.134cm" fo:padding-bottom="0.134cm" fo:padding-left="0.259cm" fo:padding-right="0.259cm" loext:decorative="false"/>
    </style:style>
    <style:style style:name="gr6" style:family="graphic" style:parent-style-name="standard">
      <style:graphic-properties draw:stroke="dash" draw:stroke-dash="Dot_20__28_Rounded_29_" svg:stroke-width="0.018cm" svg:stroke-color="#cccccc" draw:marker-start-width="0.227cm" draw:marker-end-width="0.227cm" svg:stroke-linecap="round" draw:fill-color="#ffffff" draw:textarea-horizontal-align="justify" draw:textarea-vertical-align="middle" draw:auto-grow-height="false" fo:min-height="0.05cm" fo:min-width="0.117cm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dash" draw:stroke-dash="Dot_20__28_Rounded_29_" svg:stroke-width="0.018cm" svg:stroke-color="#cccccc" draw:marker-start-width="0.227cm" draw:marker-end-width="0.227cm" svg:stroke-linecap="round" draw:fill-color="#ffffff" draw:textarea-horizontal-align="justify" draw:textarea-vertical-align="middle" draw:auto-grow-height="false" fo:min-height="1.002cm" fo:min-width="0cm" fo:padding-top="0.134cm" fo:padding-bottom="0.134cm" fo:padding-left="0.259cm" fo:padding-right="0.259cm" loext:decorative="false"/>
    </style:style>
    <style:style style:name="gr8" style:family="graphic" style:parent-style-name="standard">
      <style:graphic-properties svg:stroke-width="0.035cm" svg:stroke-color="#cccccc" draw:marker-start-width="0.252cm" draw:marker-end-width="0.252cm" draw:fill-color="#ffffff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9" style:family="graphic" style:parent-style-name="standard">
      <style:graphic-properties draw:stroke="dash" draw:stroke-dash="Dot_20__28_Rounded_29_" svg:stroke-width="0.018cm" svg:stroke-color="#000000" draw:marker-start-width="0.227cm" draw:marker-end-width="0.227cm" svg:stroke-linecap="round" draw:fill-color="#ffffff" draw:textarea-horizontal-align="justify" draw:textarea-vertical-align="middle" draw:auto-grow-height="false" fo:min-height="1.002cm" fo:min-width="0cm" fo:padding-top="0.134cm" fo:padding-bottom="0.134cm" fo:padding-left="0.259cm" fo:padding-right="0.259cm" loext:decorative="false"/>
    </style:style>
    <style:style style:name="gr10" style:family="graphic" style:parent-style-name="standard">
      <style:graphic-properties draw:stroke="dash" draw:stroke-dash="Dot_20__28_Rounded_29_" svg:stroke-width="0.018cm" svg:stroke-color="#000000" draw:marker-start-width="0.227cm" draw:marker-end-width="0.227cm" svg:stroke-linecap="round" draw:fill-color="#ffffff" draw:textarea-horizontal-align="justify" draw:textarea-vertical-align="middle" draw:auto-grow-height="false" fo:min-height="1.002cm" fo:min-width="0.117cm" fo:padding-top="0.134cm" fo:padding-bottom="0.134cm" fo:padding-left="0.259cm" fo:padding-right="0.259cm" loext:decorative="false"/>
    </style:style>
    <style:style style:name="gr11" style:family="graphic" style:parent-style-name="standard">
      <style:graphic-properties draw:stroke="dash" draw:stroke-dash="Dot_20__28_Rounded_29_" svg:stroke-width="0.018cm" svg:stroke-color="#000000" draw:marker-start-width="0.227cm" draw:marker-end-width="0.227cm" svg:stroke-linecap="round" draw:fill-color="#ffffff" draw:textarea-horizontal-align="justify" draw:textarea-vertical-align="middle" draw:auto-grow-height="false" fo:min-height="0.05cm" fo:min-width="0.117cm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a7074b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3faf46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468a1a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bbe33d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069a2e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6f9d4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77bc65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ffd8ce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5429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aa95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ed4c05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bf819e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800080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e0c2cd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a1467e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b66c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dbb6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972f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860d" draw:textarea-horizontal-align="justify" draw:textarea-vertical-align="middle" draw:auto-grow-height="false" fo:min-height="0.033cm" fo:min-width="0cm" fo:padding-top="0.142cm" fo:padding-bottom="0.142cm" fo:padding-left="0.267cm" fo:padding-right="0.267cm" loext:decorative="false"/>
    </style:style>
    <style:style style:name="gr35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56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49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26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 loext:decorative="false"/>
      <style:paragraph-properties style:writing-mode="lr-tb"/>
    </style:style>
    <style:style style:name="gr40" style:family="graphic" style:parent-style-name="standard">
      <style:graphic-properties draw:fill="none" draw:textarea-vertical-align="middle" draw:auto-grow-height="false" fo:min-height="1.255cm" fo:min-width="0cm" fo:wrap-option="wrap" loext:decorative="false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255cm" fo:min-width="0cm" fo:padding-top="0.142cm" fo:padding-bottom="0.142cm" fo:padding-left="0.267cm" fo:padding-right="0.267cm" fo:wrap-option="wrap" loext:decorative="false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319cm" fo:min-width="0cm" fo:padding-top="0.142cm" fo:padding-bottom="0.142cm" fo:padding-left="0.267cm" fo:padding-right="0.267cm" fo:wrap-option="wrap" loext:decorative="false"/>
    </style:style>
    <style:style style:name="gr43" style:family="graphic" style:parent-style-name="objectwithoutfill">
      <style:graphic-properties draw:stroke="dash" draw:stroke-dash="Long_20_Dash" svg:stroke-width="0.053cm" svg:stroke-color="#999999" draw:marker-start-width="0.279cm" draw:marker-end="Arrowheads_20_2" draw:marker-end-width="0.379cm" svg:stroke-linecap="butt" draw:fill="none" draw:textarea-vertical-align="middle" fo:padding-top="0.151cm" fo:padding-bottom="0.151cm" fo:padding-left="0.276cm" fo:padding-right="0.276cm" loext:decorative="false"/>
    </style:style>
    <style:style style:name="gr44" style:family="graphic" style:parent-style-name="standard">
      <style:graphic-properties draw:stroke="solid" draw:stroke-dash="Dot_20__28_Rounded_29_" svg:stroke-width="0.035cm" svg:stroke-color="#000000" draw:marker-start-width="0.252cm" draw:marker-end-width="0.252cm" svg:stroke-linecap="round" draw:fill-color="#ffffff" draw:textarea-horizontal-align="justify" draw:textarea-vertical-align="middle" draw:auto-grow-height="false" fo:min-height="0.034cm" fo:min-width="1.371cm" fo:padding-top="0.142cm" fo:padding-bottom="0.142cm" fo:padding-left="0.267cm" fo:padding-right="0.267cm" loext:decorative="false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64cm" fo:min-width="1.991cm" loext:decorative="false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341cm" fo:min-width="0.209cm" loext:decorative="false"/>
    </style:style>
    <style:style style:name="gr4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568cm" fo:min-width="1.791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7cm" fo:min-width="0cm" loext:decorative="false"/>
      <style:paragraph-properties style:writing-mode="lr-tb"/>
    </style:style>
    <style:style style:name="gr5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338cm" fo:min-width="7.755cm" style:writing-mode="lr-tb" loext:decorative="false"/>
      <style:paragraph-properties style:writing-mode="lr-tb"/>
    </style:style>
    <style:style style:name="gr51" style:family="graphic" style:parent-style-name="standard">
      <style:graphic-properties draw:stroke="dash" draw:stroke-dash="Dot_20__28_Rounded_29_" svg:stroke-width="0.018cm" svg:stroke-color="#000000" draw:marker-start-width="0.227cm" draw:marker-end-width="0.227cm" svg:stroke-linecap="round" draw:fill-color="#ffffff" draw:textarea-horizontal-align="justify" draw:textarea-vertical-align="middle" draw:auto-grow-height="false" fo:min-height="0.05cm" fo:min-width="0.118cm" fo:padding-top="0.134cm" fo:padding-bottom="0.134cm" fo:padding-left="0.259cm" fo:padding-right="0.259cm" loext:decorative="fals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 loext:decorative="false"/>
      <style:paragraph-properties style:writing-mode="lr-tb"/>
    </style:style>
    <style:style style:name="gr54" style:family="graphic" style:parent-style-name="objectwithoutfill">
      <style:graphic-properties draw:stroke="dash" draw:stroke-dash="Long_20_Dot" svg:stroke-width="0.018cm" svg:stroke-color="#000000" draw:marker-start-width="0.227cm" draw:marker-end-width="0.227cm" svg:stroke-linecap="butt" draw:fill="none" draw:textarea-vertical-align="middle" fo:padding-top="0.134cm" fo:padding-bottom="0.134cm" fo:padding-left="0.259cm" fo:padding-right="0.259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a7074b"/>
      <style:paragraph-properties fo:text-align="center"/>
    </style:style>
    <style:style style:name="P5" style:family="paragraph">
      <loext:graphic-properties draw:fill-color="#3faf46"/>
      <style:paragraph-properties fo:text-align="center"/>
    </style:style>
    <style:style style:name="P6" style:family="paragraph">
      <loext:graphic-properties draw:fill-color="#468a1a"/>
      <style:paragraph-properties fo:text-align="center"/>
    </style:style>
    <style:style style:name="P7" style:family="paragraph">
      <loext:graphic-properties draw:fill-color="#bbe33d"/>
      <style:paragraph-properties fo:text-align="center"/>
    </style:style>
    <style:style style:name="P8" style:family="paragraph">
      <loext:graphic-properties draw:fill-color="#e8f2a1"/>
      <style:paragraph-properties fo:text-align="center"/>
    </style:style>
    <style:style style:name="P9" style:family="paragraph">
      <loext:graphic-properties draw:fill-color="#069a2e"/>
      <style:paragraph-properties fo:text-align="center"/>
    </style:style>
    <style:style style:name="P10" style:family="paragraph">
      <loext:graphic-properties draw:fill-color="#afd095"/>
      <style:paragraph-properties fo:text-align="center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77bc65"/>
      <style:paragraph-properties fo:text-align="center"/>
    </style:style>
    <style:style style:name="P13" style:family="paragraph">
      <loext:graphic-properties draw:fill-color="#ff7b59"/>
      <style:paragraph-properties fo:text-align="center"/>
    </style:style>
    <style:style style:name="P14" style:family="paragraph">
      <loext:graphic-properties draw:fill-color="#ffd8ce"/>
      <style:paragraph-properties fo:text-align="center"/>
    </style:style>
    <style:style style:name="P15" style:family="paragraph">
      <loext:graphic-properties draw:fill-color="#ff5429"/>
      <style:paragraph-properties fo:text-align="center"/>
    </style:style>
    <style:style style:name="P16" style:family="paragraph">
      <loext:graphic-properties draw:fill-color="#ffaa95"/>
      <style:paragraph-properties fo:text-align="center"/>
    </style:style>
    <style:style style:name="P17" style:family="paragraph">
      <loext:graphic-properties draw:fill-color="#ed4c05"/>
      <style:paragraph-properties fo:text-align="center"/>
    </style:style>
    <style:style style:name="P18" style:family="paragraph">
      <loext:graphic-properties draw:fill-color="#bf819e"/>
      <style:paragraph-properties fo:text-align="center"/>
    </style:style>
    <style:style style:name="P19" style:family="paragraph">
      <loext:graphic-properties draw:fill-color="#800080"/>
      <style:paragraph-properties fo:text-align="center"/>
    </style:style>
    <style:style style:name="P20" style:family="paragraph">
      <loext:graphic-properties draw:fill-color="#e0c2cd"/>
      <style:paragraph-properties fo:text-align="center"/>
    </style:style>
    <style:style style:name="P21" style:family="paragraph">
      <loext:graphic-properties draw:fill-color="#a1467e"/>
      <style:paragraph-properties fo:text-align="center"/>
    </style:style>
    <style:style style:name="P22" style:family="paragraph">
      <loext:graphic-properties draw:fill-color="#ffb66c"/>
      <style:paragraph-properties fo:text-align="center"/>
    </style:style>
    <style:style style:name="P23" style:family="paragraph">
      <loext:graphic-properties draw:fill-color="#ffdbb6"/>
      <style:paragraph-properties fo:text-align="center"/>
    </style:style>
    <style:style style:name="P24" style:family="paragraph">
      <loext:graphic-properties draw:fill-color="#ff972f"/>
      <style:paragraph-properties fo:text-align="center"/>
    </style:style>
    <style:style style:name="P25" style:family="paragraph">
      <loext:graphic-properties draw:fill-color="#ff860d"/>
      <style:paragraph-properties fo:text-align="center"/>
    </style:style>
    <style:style style:name="P26" style:family="paragraph">
      <loext:graphic-properties draw:fill="none" draw:fill-color="#ffffff"/>
      <style:text-properties fo:font-size="10pt"/>
    </style:style>
    <style:style style:name="P27" style:family="paragraph">
      <loext:graphic-properties draw:fill="none" draw:fill-color="#ffffff"/>
      <style:text-properties fo:color="#808080" loext:opacity="100%" fo:font-size="10pt"/>
    </style:style>
    <style:style style:name="P28" style:family="paragraph">
      <style:paragraph-properties fo:text-align="center"/>
      <style:text-properties fo:font-size="10pt"/>
    </style:style>
    <style:style style:name="P29" style:family="paragraph">
      <loext:graphic-properties draw:fill="none"/>
      <style:paragraph-properties fo:text-align="center"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color="#808080" loext:opacity="100%"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17cm" svg:height="3.81cm" draw:transform="rotate (-1.5707963267949) translate (11.477cm 2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317cm" svg:height="3.81cm" draw:transform="rotate (-1.5707963267949) translate (11.477cm 26.0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05cm" svg:height="1.271cm" draw:transform="rotate (-1.5707963267949) translate (9.255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5.762cm" svg:y1="7.032cm" svg:x2="8.937cm" svg:y2="4.175cm">
          <text:p/>
        </draw:line>
        <draw:line draw:style-name="gr3" draw:text-style-name="P2" draw:layer="layout" svg:x1="5.763cm" svg:y1="4.493cm" svg:x2="8.938cm" svg:y2="1.636cm">
          <text:p/>
        </draw:line>
        <draw:line draw:style-name="gr3" draw:text-style-name="P2" draw:layer="layout" svg:x1="9.89cm" svg:y1="7.032cm" svg:x2="13.065cm" svg:y2="4.175cm">
          <text:p/>
        </draw:line>
        <draw:g draw:style-name="gr4">
          <draw:custom-shape draw:style-name="gr5" draw:text-style-name="P1" draw:layer="layout" svg:width="0.635cm" svg:height="1.27cm" draw:transform="rotate (-1.5707963267949) translate (12.411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9.236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13.046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9.871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10.188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10.506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10.823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12.729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635cm" svg:height="0.318cm" draw:transform="rotate (-1.5707963267949) translate (9.236cm 2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3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2.2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3.5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0.317cm" svg:height="1.27cm" draw:transform="rotate (-1.5707963267949) translate (12.411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3.5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3.5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3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3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3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3.8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3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2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2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2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2.5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2.5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2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2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2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2.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2.2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1.9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1.9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1.9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1.95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1.95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1.159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3.065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842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0.524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8cm" svg:height="0.317cm" draw:transform="rotate (-1.5707963267949) translate (12.747cm 1.6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10.206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889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572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0.317cm" svg:height="0.317cm" draw:transform="rotate (-1.5707963267949) translate (9.254cm 1.6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4">
          <draw:custom-shape draw:style-name="gr9" draw:text-style-name="P1" draw:layer="layout" svg:width="0.317cm" svg:height="1.27cm" draw:transform="rotate (-1.5707963267949) translate (9.255cm 4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635cm" svg:height="1.27cm" draw:transform="rotate (-1.5707963267949) translate (9.255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08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9.89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715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032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35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667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9.573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08cm 5.76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6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5.1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6.39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55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8.003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7.686cm 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7.368cm 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7.05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733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416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098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909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591cm 6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8.003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909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7.686cm 6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7.368cm 6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591cm 6.7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7.05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733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416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098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5.4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0.317cm" svg:height="0.317cm" draw:transform="rotate (-1.5707963267949) translate (8.003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318cm" svg:height="0.317cm" draw:transform="rotate (-1.5707963267949) translate (9.909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318cm" svg:height="0.317cm" draw:transform="rotate (-1.5707963267949) translate (7.686cm 5.4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0.318cm" svg:height="0.317cm" draw:transform="rotate (-1.5707963267949) translate (7.368cm 5.4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0.318cm" svg:height="0.317cm" draw:transform="rotate (-1.5707963267949) translate (9.591cm 5.44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17cm" svg:height="0.317cm" draw:transform="rotate (-1.5707963267949) translate (7.05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1" draw:layer="layout" svg:width="0.317cm" svg:height="0.317cm" draw:transform="rotate (-1.5707963267949) translate (6.733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17cm" svg:height="0.317cm" draw:transform="rotate (-1.5707963267949) translate (6.416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0.317cm" svg:height="0.317cm" draw:transform="rotate (-1.5707963267949) translate (6.098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5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7cm" svg:height="0.317cm" draw:transform="rotate (-1.5707963267949) translate (8.003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318cm" svg:height="0.317cm" draw:transform="rotate (-1.5707963267949) translate (9.909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8cm" svg:height="0.317cm" draw:transform="rotate (-1.5707963267949) translate (7.686cm 5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5" draw:layer="layout" svg:width="0.318cm" svg:height="0.317cm" draw:transform="rotate (-1.5707963267949) translate (7.368cm 5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6" draw:layer="layout" svg:width="0.318cm" svg:height="0.317cm" draw:transform="rotate (-1.5707963267949) translate (9.591cm 5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0.317cm" svg:height="0.317cm" draw:transform="rotate (-1.5707963267949) translate (7.05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5" draw:layer="layout" svg:width="0.317cm" svg:height="0.317cm" draw:transform="rotate (-1.5707963267949) translate (6.733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7cm" svg:height="0.317cm" draw:transform="rotate (-1.5707963267949) translate (6.416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6" draw:layer="layout" svg:width="0.317cm" svg:height="0.317cm" draw:transform="rotate (-1.5707963267949) translate (6.098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4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8.003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9" draw:layer="layout" svg:width="0.318cm" svg:height="0.317cm" draw:transform="rotate (-1.5707963267949) translate (9.909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0" draw:layer="layout" svg:width="0.318cm" svg:height="0.317cm" draw:transform="rotate (-1.5707963267949) translate (7.686cm 4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8cm" svg:height="0.317cm" draw:transform="rotate (-1.5707963267949) translate (7.368cm 4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1" draw:layer="layout" svg:width="0.318cm" svg:height="0.317cm" draw:transform="rotate (-1.5707963267949) translate (9.591cm 4.8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9" draw:layer="layout" svg:width="0.317cm" svg:height="0.317cm" draw:transform="rotate (-1.5707963267949) translate (7.05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6.733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6.416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0" draw:layer="layout" svg:width="0.317cm" svg:height="0.317cm" draw:transform="rotate (-1.5707963267949) translate (6.098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09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1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8.003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3" draw:layer="layout" svg:width="0.318cm" svg:height="0.317cm" draw:transform="rotate (-1.5707963267949) translate (9.909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4" draw:layer="layout" svg:width="0.318cm" svg:height="0.317cm" draw:transform="rotate (-1.5707963267949) translate (7.686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5" draw:layer="layout" svg:width="0.318cm" svg:height="0.317cm" draw:transform="rotate (-1.5707963267949) translate (7.368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8cm" svg:height="0.317cm" draw:transform="rotate (-1.5707963267949) translate (9.591cm 4.49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7.05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3" draw:layer="layout" svg:width="0.317cm" svg:height="0.317cm" draw:transform="rotate (-1.5707963267949) translate (6.733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6.416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5" draw:layer="layout" svg:width="0.317cm" svg:height="0.317cm" draw:transform="rotate (-1.5707963267949) translate (6.098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5" draw:text-style-name="P2" draw:layer="layout" svg:x1="5.781cm" svg:y1="3.858cm" svg:x2="9.909cm" svg:y2="3.858cm">
          <text:p/>
        </draw:line>
        <draw:frame draw:style-name="gr36" draw:text-style-name="P26" draw:layer="layout" svg:width="3.156cm" svg:height="0.645cm" svg:x="5.781cm" svg:y="3.222cm">
          <draw:text-box>
            <text:p><text:span text:style-name="T1">60 altitude layers</text:span></text:p>
          </draw:text-box>
        </draw:frame>
        <draw:frame draw:style-name="gr37" draw:text-style-name="P26" draw:layer="layout" svg:width="4.249cm" svg:height="1.039cm" svg:x="10.74cm" svg:y="4.81cm">
          <draw:text-box>
            <text:p><text:span text:style-name="T1">28 vector feature values</text:span></text:p>
            <text:p><text:span text:style-name="T1">unique at each layer</text:span></text:p>
          </draw:text-box>
        </draw:frame>
        <draw:frame draw:style-name="gr38" draw:text-style-name="P26" draw:layer="layout" svg:width="4.426cm" svg:height="1.039cm" svg:x="10.681cm" svg:y="6.197cm">
          <draw:text-box>
            <text:p><text:span text:style-name="T1">16 scalar feature values</text:span></text:p>
            <text:p><text:span text:style-name="T1">copied across layers</text:span></text:p>
          </draw:text-box>
        </draw:frame>
        <draw:line draw:style-name="gr35" draw:text-style-name="P2" draw:layer="layout" svg:x1="4.829cm" svg:y1="4.493cm" svg:x2="4.829cm" svg:y2="7.033cm">
          <text:p/>
        </draw:line>
        <draw:frame draw:style-name="gr39" draw:text-style-name="P26" draw:layer="layout" svg:width="2.839cm" svg:height="1.433cm" svg:x="2.121cm" svg:y="4.764cm">
          <draw:text-box>
            <text:p><text:span text:style-name="T1">44 original and engineered features total</text:span></text:p>
          </draw:text-box>
        </draw:frame>
        <draw:custom-shape draw:style-name="gr40" draw:text-style-name="P2" draw:layer="layout" svg:width="0.318cm" svg:height="1.587cm" svg:x="10.226cm" svg:y="4.49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2" draw:layer="layout" svg:width="0.318cm" svg:height="1.587cm" svg:x="10.227cm" svg:y="4.49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2" draw:layer="layout" svg:width="0.318cm" svg:height="0.635cm" svg:x="10.226cm" svg:y="6.3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3" draw:text-style-name="P2" draw:layer="layout" svg:x1="5.127cm" svg:y1="3.857cm" svg:x2="7.667cm" svg:y2="1.635cm">
          <text:p/>
        </draw:line>
        <draw:frame draw:style-name="gr39" draw:text-style-name="P27" draw:layer="layout" svg:width="2.208cm" svg:height="1.433cm" svg:x="4.507cm" svg:y="1.472cm">
          <draw:text-box>
            <text:p><text:span text:style-name="T2">5000 records per batch</text:span></text:p>
          </draw:text-box>
        </draw:frame>
        <draw:line draw:style-name="gr3" draw:text-style-name="P2" draw:layer="layout" svg:x1="5.762cm" svg:y1="4.492cm" svg:x2="8.937cm" svg:y2="1.635cm">
          <text:p/>
        </draw:line>
        <draw:line draw:style-name="gr3" draw:text-style-name="P2" draw:layer="layout" svg:x1="9.89cm" svg:y1="4.492cm" svg:x2="13.065cm" svg:y2="1.635cm">
          <text:p/>
        </draw:line>
        <draw:custom-shape draw:style-name="gr44" draw:text-style-name="P1" draw:layer="layout" svg:width="1.905cm" svg:height="0.318cm" draw:transform="rotate (-1.5707963267949) translate (6.08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905cm" svg:height="0.318cm" draw:transform="rotate (-1.5707963267949) translate (6.715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905cm" svg:height="0.318cm" draw:transform="rotate (-1.5707963267949) translate (6.08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905cm" svg:height="0.318cm" draw:transform="rotate (-1.5707963267949) translate (6.397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905cm" svg:height="0.318cm" draw:transform="rotate (-1.5707963267949) translate (7.032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905cm" svg:height="0.318cm" draw:transform="rotate (-1.5707963267949) translate (7.35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905cm" svg:height="0.318cm" draw:transform="rotate (-1.5707963267949) translate (7.667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905cm" svg:height="0.318cm" draw:transform="rotate (-1.5707963267949) translate (7.985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905cm" svg:height="0.318cm" draw:transform="rotate (-1.5707963267949) translate (9.572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905cm" svg:height="0.318cm" draw:transform="rotate (-1.5707963267949) translate (9.89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" draw:layer="layout" svg:width="1.905cm" svg:height="0.318cm" draw:transform="rotate (-1.5707963267949) translate (6.715cm 8.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26" draw:layer="layout" svg:width="4.445cm" svg:height="1.433cm" svg:x="10.842cm" svg:y="8.02cm">
          <draw:text-box>
            <text:p><text:span text:style-name="T1">"1x1" Conv1d transforms to new features per layer</text:span></text:p>
            <text:p><text:span text:style-name="T1">without mixing layers</text:span></text:p>
          </draw:text-box>
        </draw:frame>
        <draw:custom-shape draw:style-name="gr45" draw:text-style-name="P29" draw:layer="layout" svg:width="4.127cm" svg:height="1.588cm" svg:x="2.587cm" svg:y="11.083cm">
          <text:p text:style-name="P28"><text:span text:style-name="T1">Conv1d mixes adjacent lay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9" draw:layer="layout" svg:width="4.127cm" svg:height="1.588cm" svg:x="2.587cm" svg:y="13.94cm">
          <text:p text:style-name="P28"><text:span text:style-name="T1">Conv1d mixes adjacent lay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9" draw:layer="layout" svg:width="4.127cm" svg:height="1.588cm" svg:x="2.587cm" svg:y="16.797cm">
          <text:p text:style-name="P28"><text:span text:style-name="T1">Conv1d mixes adjacent lay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2" draw:layer="layout" svg:width="4.445cm" svg:height="1.588cm" svg:x="7.985cm" svg:y="11.08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272.06477732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7" draw:text-style-name="P2" draw:layer="layout" svg:width="1.905cm" svg:height="1.587cm" svg:x="9.255cm" svg:y="12.988cm">
          <text:p/>
          <draw:enhanced-geometry svg:viewBox="0 0 21600 21600" draw:glue-points="?f6 10800 10800 21600 ?f5 10800 10800 0" draw:text-areas="?f3 ?f3 ?f4 ?f4" draw:type="trapezoid" draw:modifiers="9061.510791366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8" draw:text-style-name="P2" draw:layer="layout" svg:width="4.445cm" svg:height="1.588cm" svg:x="7.985cm" svg:y="16.797cm">
          <text:p/>
          <draw:enhanced-geometry svg:viewBox="0 0 21600 21600" draw:mirror-horizontal="false" draw:mirror-vertical="true" draw:glue-points="?f6 10800 10800 21600 ?f5 10800 10800 0" draw:text-areas="?f3 ?f3 ?f4 ?f4" draw:type="trapezoid" draw:modifiers="6272.0647773279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7" draw:text-style-name="P2" draw:layer="layout" svg:width="1.905cm" svg:height="1.587cm" svg:x="9.255cm" svg:y="14.889cm">
          <text:p/>
          <draw:enhanced-geometry svg:viewBox="0 0 21600 21600" draw:mirror-vertical="true" draw:glue-points="?f6 10800 10800 21600 ?f5 10800 10800 0" draw:text-areas="?f3 ?f3 ?f4 ?f4" draw:type="trapezoid" draw:modifiers="9061.5107913669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9" draw:text-style-name="P26" draw:layer="layout" svg:width="4.445cm" svg:height="1.827cm" svg:x="11.16cm" svg:y="14.094cm">
          <draw:text-box>
            <text:p><text:span text:style-name="T1">Conv1d encoder-decoder learns from macro structure across all layers</text:span></text:p>
          </draw:text-box>
        </draw:frame>
        <draw:g draw:style-name="gr4">
          <draw:custom-shape draw:style-name="gr9" draw:text-style-name="P1" draw:layer="layout" svg:width="0.317cm" svg:height="1.27cm" draw:transform="rotate (-1.5707963267949) translate (9.26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draw:layer="layout" svg:width="0.635cm" svg:height="1.27cm" draw:transform="rotate (-1.5707963267949) translate (9.26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085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9.895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72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037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355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7.672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9.578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1" draw:layer="layout" svg:width="0.635cm" svg:height="0.318cm" draw:transform="rotate (-1.5707963267949) translate (6.085cm 5.7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5.1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6.3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" draw:layer="layout" svg:width="0.317cm" svg:height="1.27cm" draw:transform="rotate (-1.5707963267949) translate (9.26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8.008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7.691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7.373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6.3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7.055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738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421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7cm" svg:height="0.317cm" draw:transform="rotate (-1.5707963267949) translate (6.103cm 6.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914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596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8.008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914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7.691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7.373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8cm" svg:height="0.317cm" draw:transform="rotate (-1.5707963267949) translate (9.596cm 6.7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7.055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738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421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0.317cm" svg:height="0.317cm" draw:transform="rotate (-1.5707963267949) translate (6.103cm 6.71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0.317cm" svg:height="0.317cm" draw:transform="rotate (-1.5707963267949) translate (8.008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318cm" svg:height="0.317cm" draw:transform="rotate (-1.5707963267949) translate (9.914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0.318cm" svg:height="0.317cm" draw:transform="rotate (-1.5707963267949) translate (7.691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layer="layout" svg:width="0.318cm" svg:height="0.317cm" draw:transform="rotate (-1.5707963267949) translate (7.373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0.318cm" svg:height="0.317cm" draw:transform="rotate (-1.5707963267949) translate (9.596cm 5.44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17cm" svg:height="0.317cm" draw:transform="rotate (-1.5707963267949) translate (7.055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1" draw:layer="layout" svg:width="0.317cm" svg:height="0.317cm" draw:transform="rotate (-1.5707963267949) translate (6.738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17cm" svg:height="0.317cm" draw:transform="rotate (-1.5707963267949) translate (6.421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2" draw:layer="layout" svg:width="0.317cm" svg:height="0.317cm" draw:transform="rotate (-1.5707963267949) translate (6.103cm 5.4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7cm" svg:height="0.317cm" draw:transform="rotate (-1.5707963267949) translate (8.008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4" draw:layer="layout" svg:width="0.318cm" svg:height="0.317cm" draw:transform="rotate (-1.5707963267949) translate (9.914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8cm" svg:height="0.317cm" draw:transform="rotate (-1.5707963267949) translate (7.691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5" draw:layer="layout" svg:width="0.318cm" svg:height="0.317cm" draw:transform="rotate (-1.5707963267949) translate (7.373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6" draw:layer="layout" svg:width="0.318cm" svg:height="0.317cm" draw:transform="rotate (-1.5707963267949) translate (9.596cm 5.1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17" draw:layer="layout" svg:width="0.317cm" svg:height="0.317cm" draw:transform="rotate (-1.5707963267949) translate (7.055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5" draw:layer="layout" svg:width="0.317cm" svg:height="0.317cm" draw:transform="rotate (-1.5707963267949) translate (6.738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3" draw:layer="layout" svg:width="0.317cm" svg:height="0.317cm" draw:transform="rotate (-1.5707963267949) translate (6.421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6" draw:layer="layout" svg:width="0.317cm" svg:height="0.317cm" draw:transform="rotate (-1.5707963267949) translate (6.103cm 5.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8.008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9" draw:layer="layout" svg:width="0.318cm" svg:height="0.317cm" draw:transform="rotate (-1.5707963267949) translate (9.914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0" draw:layer="layout" svg:width="0.318cm" svg:height="0.317cm" draw:transform="rotate (-1.5707963267949) translate (7.691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8cm" svg:height="0.317cm" draw:transform="rotate (-1.5707963267949) translate (7.373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21" draw:layer="layout" svg:width="0.318cm" svg:height="0.317cm" draw:transform="rotate (-1.5707963267949) translate (9.596cm 4.8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9" draw:layer="layout" svg:width="0.317cm" svg:height="0.317cm" draw:transform="rotate (-1.5707963267949) translate (7.055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6.738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8" draw:layer="layout" svg:width="0.317cm" svg:height="0.317cm" draw:transform="rotate (-1.5707963267949) translate (6.421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20" draw:layer="layout" svg:width="0.317cm" svg:height="0.317cm" draw:transform="rotate (-1.5707963267949) translate (6.103cm 4.81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914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3" draw:layer="layout" svg:width="0.318cm" svg:height="0.317cm" draw:transform="rotate (-1.5707963267949) translate (9.596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8.008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3" draw:layer="layout" svg:width="0.318cm" svg:height="0.317cm" draw:transform="rotate (-1.5707963267949) translate (9.914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24" draw:layer="layout" svg:width="0.318cm" svg:height="0.317cm" draw:transform="rotate (-1.5707963267949) translate (7.691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5" draw:layer="layout" svg:width="0.318cm" svg:height="0.317cm" draw:transform="rotate (-1.5707963267949) translate (7.373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8cm" svg:height="0.317cm" draw:transform="rotate (-1.5707963267949) translate (9.596cm 4.4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7.055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3" draw:layer="layout" svg:width="0.317cm" svg:height="0.317cm" draw:transform="rotate (-1.5707963267949) translate (6.738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22" draw:layer="layout" svg:width="0.317cm" svg:height="0.317cm" draw:transform="rotate (-1.5707963267949) translate (6.421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25" draw:layer="layout" svg:width="0.317cm" svg:height="0.317cm" draw:transform="rotate (-1.5707963267949) translate (6.103cm 4.4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29" draw:layer="layout" svg:width="4.127cm" svg:height="1.588cm" svg:x="14.97cm" svg:y="16.797cm">
          <text:p text:style-name="P28"><text:span text:style-name="T1">Precalculated CatBoost vector predicted outpu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9" draw:layer="layout" svg:width="4.127cm" svg:height="1.588cm" svg:x="5.762cm" svg:y="19.655cm">
          <text:p text:style-name="P28"><text:span text:style-name="T1">S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9" draw:layer="layout" svg:width="4.127cm" svg:height="1.588cm" svg:x="9.89cm" svg:y="19.654cm">
          <text:p text:style-name="P28"><text:span text:style-name="T1">Co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29" draw:layer="layout" svg:width="8.255cm" svg:height="1.588cm" svg:x="5.762cm" svg:y="21.954cm">
          <text:p text:style-name="P28"><text:span text:style-name="T1">Final Conv1d combines CNN and CatBoost, narrows to <text:s/>required number of outpu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0.635cm" svg:height="1.27cm" draw:transform="rotate (-1.5707963267949) translate (11.16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7.985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11.795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8.62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8.937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9.255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9.572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11.478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" draw:layer="layout" svg:width="0.636cm" svg:height="0.318cm" draw:transform="rotate (-1.5707963267949) translate (7.985cm 25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1.16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1.16cm 24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1.16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7cm" svg:height="0.317cm" draw:transform="rotate (-1.5707963267949) translate (11.803cm 26.08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17cm" svg:height="0.317cm" draw:transform="rotate (-1.5707963267949) translate (11.803cm 2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814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496cm 25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317cm" svg:height="0.317cm" draw:transform="rotate (-1.5707963267949) translate (9.908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6" draw:layer="layout" svg:width="0.318cm" svg:height="0.317cm" draw:transform="rotate (-1.5707963267949) translate (11.814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318cm" svg:height="0.317cm" draw:transform="rotate (-1.5707963267949) translate (9.591cm 25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318cm" svg:height="0.317cm" draw:transform="rotate (-1.5707963267949) translate (9.273cm 25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0.318cm" svg:height="0.317cm" draw:transform="rotate (-1.5707963267949) translate (11.496cm 25.1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317cm" svg:height="0.317cm" draw:transform="rotate (-1.5707963267949) translate (8.955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0.317cm" svg:height="0.317cm" draw:transform="rotate (-1.5707963267949) translate (8.638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317cm" svg:height="0.317cm" draw:transform="rotate (-1.5707963267949) translate (8.321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317cm" svg:height="0.317cm" draw:transform="rotate (-1.5707963267949) translate (8.003cm 25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814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496cm 24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317cm" svg:height="0.317cm" draw:transform="rotate (-1.5707963267949) translate (9.908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318cm" svg:height="0.317cm" draw:transform="rotate (-1.5707963267949) translate (11.814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318cm" svg:height="0.317cm" draw:transform="rotate (-1.5707963267949) translate (9.591cm 24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0.318cm" svg:height="0.317cm" draw:transform="rotate (-1.5707963267949) translate (9.273cm 24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318cm" svg:height="0.317cm" draw:transform="rotate (-1.5707963267949) translate (11.496cm 24.8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7" draw:layer="layout" svg:width="0.317cm" svg:height="0.317cm" draw:transform="rotate (-1.5707963267949) translate (8.955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0.317cm" svg:height="0.317cm" draw:transform="rotate (-1.5707963267949) translate (8.638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3" draw:layer="layout" svg:width="0.317cm" svg:height="0.317cm" draw:transform="rotate (-1.5707963267949) translate (8.321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317cm" svg:height="0.317cm" draw:transform="rotate (-1.5707963267949) translate (8.003cm 24.8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814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496cm 24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9.908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318cm" svg:height="0.317cm" draw:transform="rotate (-1.5707963267949) translate (11.814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0.318cm" svg:height="0.317cm" draw:transform="rotate (-1.5707963267949) translate (9.591cm 24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8cm" svg:height="0.317cm" draw:transform="rotate (-1.5707963267949) translate (9.273cm 24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1" draw:layer="layout" svg:width="0.318cm" svg:height="0.317cm" draw:transform="rotate (-1.5707963267949) translate (11.496cm 24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317cm" svg:height="0.317cm" draw:transform="rotate (-1.5707963267949) translate (8.955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8.638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8.321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0.317cm" svg:height="0.317cm" draw:transform="rotate (-1.5707963267949) translate (8.003cm 24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814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11.496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9.908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318cm" svg:height="0.317cm" draw:transform="rotate (-1.5707963267949) translate (11.814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4" draw:layer="layout" svg:width="0.318cm" svg:height="0.317cm" draw:transform="rotate (-1.5707963267949) translate (9.591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318cm" svg:height="0.317cm" draw:transform="rotate (-1.5707963267949) translate (9.273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8cm" svg:height="0.317cm" draw:transform="rotate (-1.5707963267949) translate (11.496cm 24.1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8.955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317cm" svg:height="0.317cm" draw:transform="rotate (-1.5707963267949) translate (8.638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8.321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317cm" svg:height="0.317cm" draw:transform="rotate (-1.5707963267949) translate (8.003cm 24.1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2" draw:layer="layout" svg:x1="8.303cm" svg:y1="26.4cm" svg:x2="11.16cm" svg:y2="26.4cm">
          <text:p/>
        </draw:line>
        <draw:frame draw:style-name="gr52" draw:text-style-name="P26" draw:layer="layout" svg:width="6.967cm" svg:height="0.721cm" svg:x="11.813cm" svg:y="25.996cm">
          <draw:text-box>
            <text:p><text:span text:style-name="T1">scalar outputs averaged across layers</text:span></text:p>
          </draw:text-box>
        </draw:frame>
        <draw:custom-shape draw:style-name="gr9" draw:text-style-name="P1" draw:layer="layout" svg:width="0.317cm" svg:height="1.27cm" draw:transform="rotate (-1.5707963267949) translate (6.062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6.062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6.716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8cm" svg:height="0.317cm" draw:transform="rotate (-1.5707963267949) translate (6.398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4.81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318cm" svg:height="0.317cm" draw:transform="rotate (-1.5707963267949) translate (6.716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4" draw:layer="layout" svg:width="0.318cm" svg:height="0.317cm" draw:transform="rotate (-1.5707963267949) translate (4.493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318cm" svg:height="0.317cm" draw:transform="rotate (-1.5707963267949) translate (4.175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8cm" svg:height="0.317cm" draw:transform="rotate (-1.5707963267949) translate (6.398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3.857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0.317cm" svg:height="0.317cm" draw:transform="rotate (-1.5707963267949) translate (3.54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0.317cm" svg:height="0.317cm" draw:transform="rotate (-1.5707963267949) translate (3.223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5" draw:layer="layout" svg:width="0.317cm" svg:height="0.317cm" draw:transform="rotate (-1.5707963267949) translate (2.905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0.189cm 27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8.937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0.318cm" svg:height="0.317cm" draw:transform="rotate (-1.5707963267949) translate (8.62cm 27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8cm" svg:height="0.317cm" draw:transform="rotate (-1.5707963267949) translate (8.302cm 27.9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317cm" svg:height="0.317cm" draw:transform="rotate (-1.5707963267949) translate (7.984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7.667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0.317cm" svg:height="0.317cm" draw:transform="rotate (-1.5707963267949) translate (7.35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0.317cm" svg:height="0.317cm" draw:transform="rotate (-1.5707963267949) translate (7.032cm 27.98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3.7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1.16cm 24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317cm" svg:height="0.317cm" draw:transform="rotate (-1.5707963267949) translate (14.017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317cm" svg:height="0.317cm" draw:transform="rotate (-1.5707963267949) translate (14.335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6" draw:layer="layout" svg:width="5.379cm" svg:height="1.039cm" svg:x="14.353cm" svg:y="27.824cm">
          <draw:text-box>
            <text:p><text:span text:style-name="T1">Final flattened output vector</text:span></text:p>
          </draw:text-box>
        </draw:frame>
        <draw:custom-shape draw:style-name="gr14" draw:text-style-name="P5" draw:layer="layout" svg:width="0.317cm" svg:height="0.317cm" draw:transform="rotate (-1.5707963267949) translate (12.429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0.318cm" svg:height="0.317cm" draw:transform="rotate (-1.5707963267949) translate (12.112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8" draw:layer="layout" svg:width="0.318cm" svg:height="0.317cm" draw:transform="rotate (-1.5707963267949) translate (11.794cm 27.9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317cm" svg:height="0.317cm" draw:transform="rotate (-1.5707963267949) translate (11.476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0.317cm" svg:height="0.317cm" draw:transform="rotate (-1.5707963267949) translate (11.159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0.317cm" svg:height="0.317cm" draw:transform="rotate (-1.5707963267949) translate (10.842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draw:layer="layout" svg:width="0.317cm" svg:height="0.317cm" draw:transform="rotate (-1.5707963267949) translate (10.524cm 27.9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2" draw:layer="layout" svg:x1="2.595cm" svg:y1="11.096cm" svg:x2="5.762cm" svg:y2="9.89cm">
          <text:p/>
        </draw:line>
        <draw:line draw:style-name="gr54" draw:text-style-name="P2" draw:layer="layout" svg:x1="6.702cm" svg:y1="11.068cm" svg:x2="9.89cm" svg:y2="9.89cm">
          <text:p/>
        </draw:line>
        <draw:line draw:style-name="gr54" draw:text-style-name="P2" draw:layer="layout" svg:x1="7.98cm" svg:y1="11.079cm" svg:x2="5.763cm" svg:y2="9.89cm">
          <text:p/>
        </draw:line>
        <draw:line draw:style-name="gr54" draw:text-style-name="P2" draw:layer="layout" svg:x1="12.418cm" svg:y1="11.079cm" svg:x2="9.89cm" svg:y2="9.89cm">
          <text:p/>
        </draw:line>
        <draw:line draw:style-name="gr54" draw:text-style-name="P2" draw:layer="layout" svg:x1="2.596cm" svg:y1="13.93cm" svg:x2="2.596cm" svg:y2="12.66cm">
          <text:p/>
        </draw:line>
        <draw:line draw:style-name="gr54" draw:text-style-name="P2" draw:layer="layout" svg:x1="6.715cm" svg:y1="13.932cm" svg:x2="6.715cm" svg:y2="12.662cm">
          <text:p/>
        </draw:line>
        <draw:line draw:style-name="gr54" draw:text-style-name="P2" draw:layer="layout" svg:x1="2.587cm" svg:y1="16.772cm" svg:x2="2.587cm" svg:y2="15.502cm">
          <text:p/>
        </draw:line>
        <draw:line draw:style-name="gr54" draw:text-style-name="P2" draw:layer="layout" svg:x1="6.715cm" svg:y1="16.764cm" svg:x2="6.715cm" svg:y2="15.494cm">
          <text:p/>
        </draw:line>
        <draw:line draw:style-name="gr54" draw:text-style-name="P2" draw:layer="layout" svg:x1="9.272cm" svg:y1="12.971cm" svg:x2="9.272cm" svg:y2="12.653cm">
          <text:p/>
        </draw:line>
        <draw:line draw:style-name="gr54" draw:text-style-name="P2" draw:layer="layout" svg:x1="11.143cm" svg:y1="12.988cm" svg:x2="11.143cm" svg:y2="12.67cm">
          <text:p/>
        </draw:line>
        <draw:line draw:style-name="gr54" draw:text-style-name="P2" draw:layer="layout" svg:x1="10.06cm" svg:y1="14.893cm" svg:x2="10.06cm" svg:y2="14.575cm">
          <text:p/>
        </draw:line>
        <draw:line draw:style-name="gr54" draw:text-style-name="P2" draw:layer="layout" svg:x1="10.352cm" svg:y1="14.902cm" svg:x2="10.352cm" svg:y2="14.584cm">
          <text:p/>
        </draw:line>
        <draw:line draw:style-name="gr54" draw:text-style-name="P2" draw:layer="layout" svg:x1="5.761cm" svg:y1="19.664cm" svg:x2="2.587cm" svg:y2="18.401cm">
          <text:p/>
        </draw:line>
        <draw:line draw:style-name="gr54" draw:text-style-name="P2" draw:layer="layout" svg:x1="9.892cm" svg:y1="19.656cm" svg:x2="6.709cm" svg:y2="18.393cm">
          <text:p/>
        </draw:line>
        <draw:line draw:style-name="gr54" draw:text-style-name="P2" draw:layer="layout" svg:x1="5.744cm" svg:y1="19.664cm" svg:x2="7.998cm" svg:y2="18.393cm">
          <text:p/>
        </draw:line>
        <draw:line draw:style-name="gr54" draw:text-style-name="P2" draw:layer="layout" svg:x1="9.883cm" svg:y1="19.656cm" svg:x2="12.444cm" svg:y2="18.393cm">
          <text:p/>
        </draw:line>
        <draw:line draw:style-name="gr54" draw:text-style-name="P2" draw:layer="layout" svg:x1="9.883cm" svg:y1="19.656cm" svg:x2="14.978cm" svg:y2="18.393cm">
          <text:p/>
        </draw:line>
        <draw:line draw:style-name="gr54" draw:text-style-name="P2" draw:layer="layout" svg:x1="14.031cm" svg:y1="19.664cm" svg:x2="19.109cm" svg:y2="18.393cm">
          <text:p/>
        </draw:line>
        <draw:line draw:style-name="gr54" draw:text-style-name="P2" draw:layer="layout" svg:x1="9.264cm" svg:y1="16.797cm" svg:x2="9.264cm" svg:y2="16.479cm">
          <text:p/>
        </draw:line>
        <draw:line draw:style-name="gr54" draw:text-style-name="P2" draw:layer="layout" svg:x1="11.16cm" svg:y1="16.781cm" svg:x2="11.16cm" svg:y2="16.463cm">
          <text:p/>
        </draw:line>
        <draw:line draw:style-name="gr54" draw:text-style-name="P2" draw:layer="layout" svg:x1="5.762cm" svg:y1="21.955cm" svg:x2="5.752cm" svg:y2="21.235cm">
          <text:p/>
        </draw:line>
        <draw:line draw:style-name="gr54" draw:text-style-name="P2" draw:layer="layout" svg:x1="14.017cm" svg:y1="21.955cm" svg:x2="14.017cm" svg:y2="21.226cm">
          <text:p/>
        </draw:line>
        <draw:line draw:style-name="gr54" draw:text-style-name="P2" draw:layer="layout" svg:x1="7.667cm" svg:y1="24.177cm" svg:x2="5.762cm" svg:y2="23.542cm">
          <text:p/>
        </draw:line>
        <draw:line draw:style-name="gr54" draw:text-style-name="P2" draw:layer="layout" svg:x1="11.795cm" svg:y1="24.177cm" svg:x2="14.017cm" svg:y2="23.542cm">
          <text:p/>
        </draw:line>
        <draw:line draw:style-name="gr54" draw:text-style-name="P2" draw:layer="layout" svg:x1="7.667cm" svg:y1="26.717cm" svg:x2="2.587cm" svg:y2="27.987cm">
          <text:p/>
        </draw:line>
        <draw:line draw:style-name="gr54" draw:text-style-name="P2" draw:layer="layout" svg:x1="14.335cm" svg:y1="27.987cm" svg:x2="11.795cm" svg:y2="26.717cm">
          <text:p/>
        </draw:line>
        <draw:line draw:style-name="gr54" draw:text-style-name="P2" draw:layer="layout" svg:x1="5.762cm" svg:y1="7.985cm" svg:x2="5.762cm" svg:y2="7.032cm">
          <text:p/>
        </draw:line>
        <draw:line draw:style-name="gr54" draw:text-style-name="P2" draw:layer="layout" svg:x1="9.89cm" svg:y1="7.985cm" svg:x2="9.89cm" svg:y2="7.032cm">
          <text:p/>
        </draw:line>
        <draw:custom-shape draw:style-name="gr11" draw:text-style-name="P1" draw:layer="layout" svg:width="0.635cm" svg:height="0.318cm" draw:transform="rotate (-1.5707963267949) translate (8.302cm 25.4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317cm" svg:height="1.27cm" draw:transform="rotate (-1.5707963267949) translate (11.16cm 24.8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635cm" svg:height="0.318cm" draw:transform="rotate (-1.5707963267949) translate (9.89cm 25.4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26" draw:layer="layout" svg:width="3.217cm" svg:height="1.827cm" svg:x="15.85cm" svg:y="19.067cm">
          <draw:text-box>
            <text:p><text:span text:style-name="T1">6 vector +</text:span><text:span text:style-name="T1"><text:line-break/></text:span><text:span text:style-name="T1">8 scalar features, renormalis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ot_20__28_Rounded_29_" draw:display-name="Dot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2T08:04:19.505787825</meta:creation-date>
    <dc:date>2024-07-20T07:53:02.731000000</dc:date>
    <meta:editing-duration>PT1H55M5S</meta:editing-duration>
    <meta:editing-cycles>22</meta:editing-cycles>
    <meta:generator>LibreOffice/24.2.5.2$Windows_X86_64 LibreOffice_project/bffef4ea93e59bebbeaf7f431bb02b1a39ee8a59</meta:generator>
    <meta:document-statistic meta:object-count="416"/>
  </office:meta>
</office:document-meta>
</file>